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88f0e" officeooo:paragraph-rsid="00088f0e"/>
    </style:style>
    <style:style style:name="T1" style:family="text">
      <style:text-properties fo:language="en" fo:country="US" officeooo:rsid="000bd2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ка <text:span text:style-name="T1">9.6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2T23:06:42.691000000</dc:date>
    <meta:editing-duration>PT34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1" meta:word-count="2" meta:character-count="12" meta:non-whitespace-character-count="11"/>
  </office:meta>
</office:document-meta>
</file>